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5.86">
            <text:p>5.86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6.47308565490966">
            <text:p>6.4731</text:p>
          </table:table-cell>
          <table:table-cell table:style-name="ce3" office:value-type="float" office:value="28.94">
            <text:p>28.94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31.9677643094003">
            <text:p>31.9678</text:p>
          </table:table-cell>
          <table:table-cell table:style-name="ce3" office:value-type="float" office:value="29.47">
            <text:p>29.47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2.5532140358682">
            <text:p>32.5532</text:p>
          </table:table-cell>
          <table:table-cell table:style-name="ce3" office:value-type="float" office:value="27.96">
            <text:p>27.96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0.8852346264973">
            <text:p>30.885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5.86">
            <text:p>5.86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6.40899569793036">
            <text:p>6.4090</text:p>
          </table:table-cell>
          <table:table-cell table:style-name="ce4" table:formula="of:=[.S2]" office:value-type="float" office:value="28.94">
            <text:p>28.94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31.6512517914854">
            <text:p>31.6513</text:p>
          </table:table-cell>
          <table:table-cell table:style-name="ce4" table:formula="of:=[.V2]" office:value-type="float" office:value="29.47">
            <text:p>29.47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2.2309049860081">
            <text:p>32.2309</text:p>
          </table:table-cell>
          <table:table-cell table:style-name="ce4" table:formula="of:=[.Y2]" office:value-type="float" office:value="27.96">
            <text:p>27.96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0.5794402242547">
            <text:p>30.579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5.86">
            <text:p>5.86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6.34554029498055">
            <text:p>6.3455</text:p>
          </table:table-cell>
          <table:table-cell table:style-name="ce4" table:formula="of:=[.S3]" office:value-type="float" office:value="28.94">
            <text:p>28.94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31.3378730608766">
            <text:p>31.3379</text:p>
          </table:table-cell>
          <table:table-cell table:style-name="ce4" table:formula="of:=[.V3]" office:value-type="float" office:value="29.47">
            <text:p>29.47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1.9117871148595">
            <text:p>31.9118</text:p>
          </table:table-cell>
          <table:table-cell table:style-name="ce4" table:formula="of:=[.Y3]" office:value-type="float" office:value="27.96">
            <text:p>27.96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0.2766734893611">
            <text:p>30.2767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5.86">
            <text:p>5.86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6.28271316334708">
            <text:p>6.2827</text:p>
          </table:table-cell>
          <table:table-cell table:style-name="ce4" table:formula="of:=[.S4]" office:value-type="float" office:value="28.94">
            <text:p>28.94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31.0275970899769">
            <text:p>31.0276</text:p>
          </table:table-cell>
          <table:table-cell table:style-name="ce4" table:formula="of:=[.V4]" office:value-type="float" office:value="29.47">
            <text:p>29.47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1.5958288265936">
            <text:p>31.5958</text:p>
          </table:table-cell>
          <table:table-cell table:style-name="ce4" table:formula="of:=[.Y4]" office:value-type="float" office:value="27.96">
            <text:p>27.96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29.976904444912">
            <text:p>29.976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5.86">
            <text:p>5.86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6.22050808252186">
            <text:p>6.2205</text:p>
          </table:table-cell>
          <table:table-cell table:style-name="ce4" table:formula="of:=[.S5]" office:value-type="float" office:value="28.94">
            <text:p>28.94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30.7203931583929">
            <text:p>30.7204</text:p>
          </table:table-cell>
          <table:table-cell table:style-name="ce4" table:formula="of:=[.V5]" office:value-type="float" office:value="29.47">
            <text:p>29.47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1.2829988382115">
            <text:p>31.2830</text:p>
          </table:table-cell>
          <table:table-cell table:style-name="ce4" table:formula="of:=[.Y5]" office:value-type="float" office:value="27.96">
            <text:p>27.96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29.680103410804">
            <text:p>29.6801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7.71">
            <text:p>27.7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123488488271">
            <text:p>29.123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5.86">
            <text:p>5.86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6.158918893586">
            <text:p>6.1589</text:p>
          </table:table-cell>
          <table:table-cell table:style-name="ce4" table:formula="of:=[.S6]" office:value-type="float" office:value="28.94">
            <text:p>28.94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30.416230849894">
            <text:p>30.4162</text:p>
          </table:table-cell>
          <table:table-cell table:style-name="ce4" table:formula="of:=[.V6]" office:value-type="float" office:value="29.47">
            <text:p>29.47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0.973266176447">
            <text:p>30.9733</text:p>
          </table:table-cell>
          <table:table-cell table:style-name="ce4" table:formula="of:=[.Y6]" office:value-type="float" office:value="27.96">
            <text:p>27.96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29.386241000796">
            <text:p>29.386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5.86">
            <text:p>5.86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6.0979394986">
            <text:p>6.0979</text:p>
          </table:table-cell>
          <table:table-cell table:style-name="ce4" table:formula="of:=[.S7]" office:value-type="float" office:value="28.94">
            <text:p>28.94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30.1150800494">
            <text:p>30.1151</text:p>
          </table:table-cell>
          <table:table-cell table:style-name="ce4" table:formula="of:=[.V7]" office:value-type="float" office:value="29.47">
            <text:p>29.47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30.6666001747">
            <text:p>30.6666</text:p>
          </table:table-cell>
          <table:table-cell table:style-name="ce4" table:formula="of:=[.Y7]" office:value-type="float" office:value="27.96">
            <text:p>27.96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9.0952881196">
            <text:p>29.095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5.86">
            <text:p>5.86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6.03756386">
            <text:p>6.0376</text:p>
          </table:table-cell>
          <table:table-cell table:style-name="ce4" table:formula="of:=[.S8]" office:value-type="float" office:value="28.94">
            <text:p>28.94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29.81691094">
            <text:p>29.8169</text:p>
          </table:table-cell>
          <table:table-cell table:style-name="ce4" table:formula="of:=[.V8]" office:value-type="float" office:value="29.47">
            <text:p>29.47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30.36297047">
            <text:p>30.3630</text:p>
          </table:table-cell>
          <table:table-cell table:style-name="ce4" table:formula="of:=[.Y8]" office:value-type="float" office:value="27.96">
            <text:p>27.96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8.80721596">
            <text:p>28.8072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7.71">
            <text:p>27.7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8.266971">
            <text:p>28.267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5.86">
            <text:p>5.86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5.977786">
            <text:p>5.9778</text:p>
          </table:table-cell>
          <table:table-cell table:style-name="ce4" table:formula="of:=[.S9]" office:value-type="float" office:value="28.94">
            <text:p>28.94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29.521694">
            <text:p>29.5217</text:p>
          </table:table-cell>
          <table:table-cell table:style-name="ce4" table:formula="of:=[.V9]" office:value-type="float" office:value="29.47">
            <text:p>29.47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30.062347">
            <text:p>30.0623</text:p>
          </table:table-cell>
          <table:table-cell table:style-name="ce4" table:formula="of:=[.Y9]" office:value-type="float" office:value="27.96">
            <text:p>27.96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8.521996">
            <text:p>28.5220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7.71">
            <text:p>27.7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7.9871">
            <text:p>27.987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5.86">
            <text:p>5.86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5.9186">
            <text:p>5.9186</text:p>
          </table:table-cell>
          <table:table-cell table:style-name="ce4" table:formula="of:=[.S10]" office:value-type="float" office:value="28.94">
            <text:p>28.94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29.2294">
            <text:p>29.2294</text:p>
          </table:table-cell>
          <table:table-cell table:style-name="ce4" table:formula="of:=[.V10]" office:value-type="float" office:value="29.47">
            <text:p>29.47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29.7647">
            <text:p>29.7647</text:p>
          </table:table-cell>
          <table:table-cell table:style-name="ce4" table:formula="of:=[.Y10]" office:value-type="float" office:value="27.96">
            <text:p>27.96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8.2396">
            <text:p>28.2396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7.71">
            <text:p>27.7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7.71">
            <text:p>27.7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5.86">
            <text:p>5.86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5.86">
            <text:p>5.8600</text:p>
          </table:table-cell>
          <table:table-cell table:style-name="ce4" table:formula="of:=[.S11]" office:value-type="float" office:value="28.94">
            <text:p>28.94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28.94">
            <text:p>28.9400</text:p>
          </table:table-cell>
          <table:table-cell table:style-name="ce4" table:formula="of:=[.V11]" office:value-type="float" office:value="29.47">
            <text:p>29.47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29.47">
            <text:p>29.4700</text:p>
          </table:table-cell>
          <table:table-cell table:style-name="ce4" table:formula="of:=[.Y11]" office:value-type="float" office:value="27.96">
            <text:p>27.96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7.96">
            <text:p>27.96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7.71">
            <text:p>27.7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7.4356435643564">
            <text:p>27.435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5.86">
            <text:p>5.86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5.8019801980198">
            <text:p>5.8020</text:p>
          </table:table-cell>
          <table:table-cell table:style-name="ce4" table:formula="of:=[.S12]" office:value-type="float" office:value="28.94">
            <text:p>28.94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28.6534653465347">
            <text:p>28.6535</text:p>
          </table:table-cell>
          <table:table-cell table:style-name="ce4" table:formula="of:=[.V12]" office:value-type="float" office:value="29.47">
            <text:p>29.47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29.1782178217822">
            <text:p>29.1782</text:p>
          </table:table-cell>
          <table:table-cell table:style-name="ce4" table:formula="of:=[.Y12]" office:value-type="float" office:value="27.96">
            <text:p>27.96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7.6831683168317">
            <text:p>27.6832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7.71">
            <text:p>27.7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1640035290658">
            <text:p>27.1640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5.86">
            <text:p>5.86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5.74453484952456">
            <text:p>5.7445</text:p>
          </table:table-cell>
          <table:table-cell table:style-name="ce4" table:formula="of:=[.S13]" office:value-type="float" office:value="28.94">
            <text:p>28.94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28.3697676698363">
            <text:p>28.3698</text:p>
          </table:table-cell>
          <table:table-cell table:style-name="ce4" table:formula="of:=[.V13]" office:value-type="float" office:value="29.47">
            <text:p>29.47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28.889324576022">
            <text:p>28.8893</text:p>
          </table:table-cell>
          <table:table-cell table:style-name="ce4" table:formula="of:=[.Y13]" office:value-type="float" office:value="27.96">
            <text:p>27.96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7.4090775414175">
            <text:p>27.409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5.86">
            <text:p>5.86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5.687658266856">
            <text:p>5.6877</text:p>
          </table:table-cell>
          <table:table-cell table:style-name="ce4" table:formula="of:=[.S14]" office:value-type="float" office:value="28.94">
            <text:p>28.94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28.088878881026">
            <text:p>28.0889</text:p>
          </table:table-cell>
          <table:table-cell table:style-name="ce4" table:formula="of:=[.V14]" office:value-type="float" office:value="29.47">
            <text:p>29.47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28.6032916594277">
            <text:p>28.6033</text:p>
          </table:table-cell>
          <table:table-cell table:style-name="ce4" table:formula="of:=[.Y14]" office:value-type="float" office:value="27.96">
            <text:p>27.96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7.1377005360569">
            <text:p>27.1377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5.86">
            <text:p>5.86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5.6313448186693">
            <text:p>5.6313</text:p>
          </table:table-cell>
          <table:table-cell table:style-name="ce4" table:formula="of:=[.S15]" office:value-type="float" office:value="28.94">
            <text:p>28.94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27.8107711693327">
            <text:p>27.8108</text:p>
          </table:table-cell>
          <table:table-cell table:style-name="ce4" table:formula="of:=[.V15]" office:value-type="float" office:value="29.47">
            <text:p>29.47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28.3200907519086">
            <text:p>28.3201</text:p>
          </table:table-cell>
          <table:table-cell table:style-name="ce4" table:formula="of:=[.Y15]" office:value-type="float" office:value="27.96">
            <text:p>27.96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6.8690104317395">
            <text:p>26.8690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7.71">
            <text:p>27.7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6.365114203583">
            <text:p>26.365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5.86">
            <text:p>5.86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5.57558892937555">
            <text:p>5.5756</text:p>
          </table:table-cell>
          <table:table-cell table:style-name="ce4" table:formula="of:=[.S16]" office:value-type="float" office:value="28.94">
            <text:p>28.94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27.5354169993393">
            <text:p>27.5354</text:p>
          </table:table-cell>
          <table:table-cell table:style-name="ce4" table:formula="of:=[.V16]" office:value-type="float" office:value="29.47">
            <text:p>29.47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28.0396938137709">
            <text:p>28.0397</text:p>
          </table:table-cell>
          <table:table-cell table:style-name="ce4" table:formula="of:=[.Y16]" office:value-type="float" office:value="27.96">
            <text:p>27.96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6.6029806254847">
            <text:p>26.603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5.86">
            <text:p>5.86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5.52038507858965">
            <text:p>5.5204</text:p>
          </table:table-cell>
          <table:table-cell table:style-name="ce4" table:formula="of:=[.S17]" office:value-type="float" office:value="28.94">
            <text:p>28.94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27.2627891082567">
            <text:p>27.2628</text:p>
          </table:table-cell>
          <table:table-cell table:style-name="ce4" table:formula="of:=[.V17]" office:value-type="float" office:value="29.47">
            <text:p>29.47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27.7620730829415">
            <text:p>27.7621</text:p>
          </table:table-cell>
          <table:table-cell table:style-name="ce4" table:formula="of:=[.Y17]" office:value-type="float" office:value="27.96">
            <text:p>27.96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6.3395847777076">
            <text:p>26.3396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5.86">
            <text:p>5.86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5.46572780058381">
            <text:p>5.4657</text:p>
          </table:table-cell>
          <table:table-cell table:style-name="ce4" table:formula="of:=[.S18]" office:value-type="float" office:value="28.94">
            <text:p>28.94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26.9928605032245">
            <text:p>26.9929</text:p>
          </table:table-cell>
          <table:table-cell table:style-name="ce4" table:formula="of:=[.V18]" office:value-type="float" office:value="29.47">
            <text:p>29.47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27.4872010722193">
            <text:p>27.4872</text:p>
          </table:table-cell>
          <table:table-cell table:style-name="ce4" table:formula="of:=[.Y18]" office:value-type="float" office:value="27.96">
            <text:p>27.96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6.0787968096115">
            <text:p>26.078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5.86">
            <text:p>5.86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5.41161168374635">
            <text:p>5.4116</text:p>
          </table:table-cell>
          <table:table-cell table:style-name="ce4" table:formula="of:=[.S19]" office:value-type="float" office:value="28.94">
            <text:p>28.94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26.7256044586381">
            <text:p>26.7256</text:p>
          </table:table-cell>
          <table:table-cell table:style-name="ce4" table:formula="of:=[.V19]" office:value-type="float" office:value="29.47">
            <text:p>29.47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27.2150505665537">
            <text:p>27.2151</text:p>
          </table:table-cell>
          <table:table-cell table:style-name="ce4" table:formula="of:=[.Y19]" office:value-type="float" office:value="27.96">
            <text:p>27.96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5.8205909006054">
            <text:p>25.820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5.86">
            <text:p>5.86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5.35803137004589">
            <text:p>5.3580</text:p>
          </table:table-cell>
          <table:table-cell table:style-name="ce4" table:formula="of:=[.S20]" office:value-type="float" office:value="28.94">
            <text:p>28.94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26.4609945135031">
            <text:p>26.4610</text:p>
          </table:table-cell>
          <table:table-cell table:style-name="ce4" table:formula="of:=[.V20]" office:value-type="float" office:value="29.47">
            <text:p>29.47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6.9455946203502">
            <text:p>26.9456</text:p>
          </table:table-cell>
          <table:table-cell table:style-name="ce4" table:formula="of:=[.Y20]" office:value-type="float" office:value="27.96">
            <text:p>27.96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5.564941485748">
            <text:p>25.564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5.86">
            <text:p>5.86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5.30498155450088">
            <text:p>5.3050</text:p>
          </table:table-cell>
          <table:table-cell table:style-name="ce4" table:formula="of:=[.S21]" office:value-type="float" office:value="28.94">
            <text:p>28.94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26.1990044688149">
            <text:p>26.1990</text:p>
          </table:table-cell>
          <table:table-cell table:style-name="ce4" table:formula="of:=[.V21]" office:value-type="float" office:value="29.47">
            <text:p>29.47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6.6788065548022">
            <text:p>26.6788</text:p>
          </table:table-cell>
          <table:table-cell table:style-name="ce4" table:formula="of:=[.Y21]" office:value-type="float" office:value="27.96">
            <text:p>27.96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5.3118232532158">
            <text:p>25.311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8.17">
            <text:p>28.170</text:p>
          </table:table-cell>
          <table:table-cell office:value-type="float" office:value="10">
            <text:p>10</text:p>
          </table:table-cell>
          <table:table-cell table:formula="of:=[.C26]*1.01" office:value-type="float" office:value="31.1172052728336">
            <text:p>31.1172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9.4">
            <text:p>9.400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0.3834479788653">
            <text:p>10.3834</text:p>
          </table:table-cell>
          <table:table-cell table:style-name="ce3" office:value-type="float" office:value="19.59">
            <text:p>19.590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21.6395474368055">
            <text:p>21.6395</text:p>
          </table:table-cell>
          <table:table-cell table:style-name="ce3" office:value-type="float" office:value="29.41">
            <text:p>29.41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32.4869367083435">
            <text:p>32.4869</text:p>
          </table:table-cell>
          <table:table-cell table:style-name="ce3" office:value-type="float" office:value="29.66">
            <text:p>29.6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32.7630922396963">
            <text:p>32.763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8.17">
            <text:p>28.1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30.8091141315185">
            <text:p>30.8091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9.4">
            <text:p>9.400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0.280641563233">
            <text:p>10.2806</text:p>
          </table:table-cell>
          <table:table-cell table:style-name="ce4" table:formula="of:=[.S25]" office:value-type="float" office:value="19.59">
            <text:p>19.590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21.4252944918866">
            <text:p>21.4253</text:p>
          </table:table-cell>
          <table:table-cell table:style-name="ce4" table:formula="of:=[.V25]" office:value-type="float" office:value="29.41">
            <text:p>29.41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32.1652838696471">
            <text:p>32.1653</text:p>
          </table:table-cell>
          <table:table-cell table:style-name="ce4" table:formula="of:=[.Y25]" office:value-type="float" office:value="29.66">
            <text:p>29.6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32.4387051878181">
            <text:p>32.4387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8.17">
            <text:p>28.1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30.504073397543">
            <text:p>30.5041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9.4">
            <text:p>9.400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0.178853032904">
            <text:p>10.1789</text:p>
          </table:table-cell>
          <table:table-cell table:style-name="ce4" table:formula="of:=[.S26]" office:value-type="float" office:value="19.59">
            <text:p>19.590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21.2131628632541">
            <text:p>21.2132</text:p>
          </table:table-cell>
          <table:table-cell table:style-name="ce4" table:formula="of:=[.V26]" office:value-type="float" office:value="29.41">
            <text:p>29.41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31.8468157125218">
            <text:p>31.8468</text:p>
          </table:table-cell>
          <table:table-cell table:style-name="ce4" table:formula="of:=[.Y26]" office:value-type="float" office:value="29.66">
            <text:p>29.6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32.1175298889288">
            <text:p>32.1175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8.17">
            <text:p>28.1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30.2020528688545">
            <text:p>30.2021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9.4">
            <text:p>9.400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0.0780723098059">
            <text:p>10.0781</text:p>
          </table:table-cell>
          <table:table-cell table:style-name="ce4" table:formula="of:=[.S27]" office:value-type="float" office:value="19.59">
            <text:p>19.590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21.0031315477763">
            <text:p>21.0031</text:p>
          </table:table-cell>
          <table:table-cell table:style-name="ce4" table:formula="of:=[.V27]" office:value-type="float" office:value="29.41">
            <text:p>29.41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31.5315007054672">
            <text:p>31.5315</text:p>
          </table:table-cell>
          <table:table-cell table:style-name="ce4" table:formula="of:=[.Y27]" office:value-type="float" office:value="29.66">
            <text:p>29.6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31.7995345434939">
            <text:p>31.7995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8.17">
            <text:p>28.1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9.9030226424302">
            <text:p>29.9030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9.4">
            <text:p>9.400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9.9782894156494">
            <text:p>9.9783</text:p>
          </table:table-cell>
          <table:table-cell table:style-name="ce4" table:formula="of:=[.S28]" office:value-type="float" office:value="19.59">
            <text:p>19.590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20.7951797502736">
            <text:p>20.7952</text:p>
          </table:table-cell>
          <table:table-cell table:style-name="ce4" table:formula="of:=[.V28]" office:value-type="float" office:value="29.41">
            <text:p>29.41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31.2193076291754">
            <text:p>31.2193</text:p>
          </table:table-cell>
          <table:table-cell table:style-name="ce4" table:formula="of:=[.Y28]" office:value-type="float" office:value="29.66">
            <text:p>29.6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31.4846876668257">
            <text:p>31.484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8.17">
            <text:p>28.1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9.606953111317">
            <text:p>29.6070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9.4">
            <text:p>9.400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9.87949447094">
            <text:p>9.8795</text:p>
          </table:table-cell>
          <table:table-cell table:style-name="ce4" table:formula="of:=[.S29]" office:value-type="float" office:value="19.59">
            <text:p>19.590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20.589286881459">
            <text:p>20.5893</text:p>
          </table:table-cell>
          <table:table-cell table:style-name="ce4" table:formula="of:=[.V29]" office:value-type="float" office:value="29.41">
            <text:p>29.41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30.910205573441">
            <text:p>30.9102</text:p>
          </table:table-cell>
          <table:table-cell table:style-name="ce4" table:formula="of:=[.Y29]" office:value-type="float" office:value="29.66">
            <text:p>29.6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31.172958085966">
            <text:p>31.1730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8.17">
            <text:p>28.1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9.3138149617">
            <text:p>29.3138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9.4">
            <text:p>9.400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9.781677694">
            <text:p>9.7817</text:p>
          </table:table-cell>
          <table:table-cell table:style-name="ce4" table:formula="of:=[.S30]" office:value-type="float" office:value="19.59">
            <text:p>19.590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20.3854325559">
            <text:p>20.3854</text:p>
          </table:table-cell>
          <table:table-cell table:style-name="ce4" table:formula="of:=[.V30]" office:value-type="float" office:value="29.41">
            <text:p>29.41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30.6041639341">
            <text:p>30.6042</text:p>
          </table:table-cell>
          <table:table-cell table:style-name="ce4" table:formula="of:=[.Y30]" office:value-type="float" office:value="29.66">
            <text:p>29.6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30.8643149366">
            <text:p>30.8643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8.17">
            <text:p>28.1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9.02357917">
            <text:p>29.0236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9.4">
            <text:p>9.400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9.6848294">
            <text:p>9.6848</text:p>
          </table:table-cell>
          <table:table-cell table:style-name="ce4" table:formula="of:=[.S31]" office:value-type="float" office:value="19.59">
            <text:p>19.590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20.18359659">
            <text:p>20.1836</text:p>
          </table:table-cell>
          <table:table-cell table:style-name="ce4" table:formula="of:=[.V31]" office:value-type="float" office:value="29.41">
            <text:p>29.41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30.30115241">
            <text:p>30.3012</text:p>
          </table:table-cell>
          <table:table-cell table:style-name="ce4" table:formula="of:=[.Y31]" office:value-type="float" office:value="29.66">
            <text:p>29.6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30.55872766">
            <text:p>30.5587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8.17">
            <text:p>28.1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8.736217">
            <text:p>28.7362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9.4">
            <text:p>9.400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9.58894">
            <text:p>9.5889</text:p>
          </table:table-cell>
          <table:table-cell table:style-name="ce4" table:formula="of:=[.S32]" office:value-type="float" office:value="19.59">
            <text:p>19.590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9.983759">
            <text:p>19.9838</text:p>
          </table:table-cell>
          <table:table-cell table:style-name="ce4" table:formula="of:=[.V32]" office:value-type="float" office:value="29.41">
            <text:p>29.41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30.001141">
            <text:p>30.0011</text:p>
          </table:table-cell>
          <table:table-cell table:style-name="ce4" table:formula="of:=[.Y32]" office:value-type="float" office:value="29.66">
            <text:p>29.6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30.256166">
            <text:p>30.2562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8.17">
            <text:p>28.1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8.4517">
            <text:p>28.4517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9.4">
            <text:p>9.400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9.494">
            <text:p>9.4940</text:p>
          </table:table-cell>
          <table:table-cell table:style-name="ce4" table:formula="of:=[.S33]" office:value-type="float" office:value="19.59">
            <text:p>19.590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9.7859">
            <text:p>19.7859</text:p>
          </table:table-cell>
          <table:table-cell table:style-name="ce4" table:formula="of:=[.V33]" office:value-type="float" office:value="29.41">
            <text:p>29.41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29.7041">
            <text:p>29.7041</text:p>
          </table:table-cell>
          <table:table-cell table:style-name="ce4" table:formula="of:=[.Y33]" office:value-type="float" office:value="29.66">
            <text:p>29.6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29.9566">
            <text:p>29.956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8.17">
            <text:p>28.1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8.17">
            <text:p>28.17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9.4">
            <text:p>9.400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9.4">
            <text:p>9.4000</text:p>
          </table:table-cell>
          <table:table-cell table:style-name="ce4" table:formula="of:=[.S34]" office:value-type="float" office:value="19.59">
            <text:p>19.590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9.59">
            <text:p>19.5900</text:p>
          </table:table-cell>
          <table:table-cell table:style-name="ce4" table:formula="of:=[.V34]" office:value-type="float" office:value="29.41">
            <text:p>29.41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29.41">
            <text:p>29.4100</text:p>
          </table:table-cell>
          <table:table-cell table:style-name="ce4" table:formula="of:=[.Y34]" office:value-type="float" office:value="29.66">
            <text:p>29.6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29.66">
            <text:p>29.6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8.17">
            <text:p>28.1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7.8910891089109">
            <text:p>27.8911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9.4">
            <text:p>9.400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9.30693069306931">
            <text:p>9.3069</text:p>
          </table:table-cell>
          <table:table-cell table:style-name="ce4" table:formula="of:=[.S35]" office:value-type="float" office:value="19.59">
            <text:p>19.590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9.3960396039604">
            <text:p>19.3960</text:p>
          </table:table-cell>
          <table:table-cell table:style-name="ce4" table:formula="of:=[.V35]" office:value-type="float" office:value="29.41">
            <text:p>29.41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29.1188118811881">
            <text:p>29.1188</text:p>
          </table:table-cell>
          <table:table-cell table:style-name="ce4" table:formula="of:=[.Y35]" office:value-type="float" office:value="29.66">
            <text:p>29.6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29.3663366336634">
            <text:p>29.3663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8.17">
            <text:p>28.1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7.614939711793">
            <text:p>27.6149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9.4">
            <text:p>9.400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9.21478286442506">
            <text:p>9.2148</text:p>
          </table:table-cell>
          <table:table-cell table:style-name="ce4" table:formula="of:=[.S36]" office:value-type="float" office:value="19.59">
            <text:p>19.590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9.2039996078816">
            <text:p>19.2040</text:p>
          </table:table-cell>
          <table:table-cell table:style-name="ce4" table:formula="of:=[.V36]" office:value-type="float" office:value="29.41">
            <text:p>29.41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28.8305068130575">
            <text:p>28.8305</text:p>
          </table:table-cell>
          <table:table-cell table:style-name="ce4" table:formula="of:=[.Y36]" office:value-type="float" office:value="29.66">
            <text:p>29.6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29.0755808254093">
            <text:p>29.0756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8.17">
            <text:p>28.1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7.3415244671217">
            <text:p>27.3415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9.4">
            <text:p>9.400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9.12354739051986">
            <text:p>9.1235</text:p>
          </table:table-cell>
          <table:table-cell table:style-name="ce4" table:formula="of:=[.S37]" office:value-type="float" office:value="19.59">
            <text:p>19.590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9.0138609979026">
            <text:p>19.0139</text:p>
          </table:table-cell>
          <table:table-cell table:style-name="ce4" table:formula="of:=[.V37]" office:value-type="float" office:value="29.41">
            <text:p>29.41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28.545056250552">
            <text:p>28.5451</text:p>
          </table:table-cell>
          <table:table-cell table:style-name="ce4" table:formula="of:=[.Y37]" office:value-type="float" office:value="29.66">
            <text:p>29.6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28.7877037875339">
            <text:p>28.7877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8.17">
            <text:p>28.1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7.0708163040809">
            <text:p>27.0708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9.4">
            <text:p>9.400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9.03321523813847">
            <text:p>9.0332</text:p>
          </table:table-cell>
          <table:table-cell table:style-name="ce4" table:formula="of:=[.S38]" office:value-type="float" office:value="19.59">
            <text:p>19.590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8.8256049484184">
            <text:p>18.8256</text:p>
          </table:table-cell>
          <table:table-cell table:style-name="ce4" table:formula="of:=[.V38]" office:value-type="float" office:value="29.41">
            <text:p>29.41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28.2624319312396">
            <text:p>28.2624</text:p>
          </table:table-cell>
          <table:table-cell table:style-name="ce4" table:formula="of:=[.Y38]" office:value-type="float" office:value="29.66">
            <text:p>29.6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28.5026770173603">
            <text:p>28.5027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8.17">
            <text:p>28.1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26.8027884198821">
            <text:p>26.8028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9.4">
            <text:p>9.400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8.94377746350344">
            <text:p>8.9438</text:p>
          </table:table-cell>
          <table:table-cell table:style-name="ce4" table:formula="of:=[.S39]" office:value-type="float" office:value="19.59">
            <text:p>19.590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8.6392128202162">
            <text:p>18.6392</text:p>
          </table:table-cell>
          <table:table-cell table:style-name="ce4" table:formula="of:=[.V39]" office:value-type="float" office:value="29.41">
            <text:p>29.41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27.9826058725145">
            <text:p>27.9826</text:p>
          </table:table-cell>
          <table:table-cell table:style-name="ce4" table:formula="of:=[.Y39]" office:value-type="float" office:value="29.66">
            <text:p>29.6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28.2204722944162">
            <text:p>28.2205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8.17">
            <text:p>28.1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6.537414277111">
            <text:p>26.5374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9.4">
            <text:p>9.400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8.85522521138954">
            <text:p>8.8552</text:p>
          </table:table-cell>
          <table:table-cell table:style-name="ce4" table:formula="of:=[.S40]" office:value-type="float" office:value="19.59">
            <text:p>19.590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8.4546661586299">
            <text:p>18.4547</text:p>
          </table:table-cell>
          <table:table-cell table:style-name="ce4" table:formula="of:=[.V40]" office:value-type="float" office:value="29.41">
            <text:p>29.41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27.7055503688262">
            <text:p>27.7056</text:p>
          </table:table-cell>
          <table:table-cell table:style-name="ce4" table:formula="of:=[.Y40]" office:value-type="float" office:value="29.66">
            <text:p>29.6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27.9410616776398">
            <text:p>27.9411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8.17">
            <text:p>28.1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6.2746676011">
            <text:p>26.2747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9.4">
            <text:p>9.400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8.76754971424707">
            <text:p>8.7675</text:p>
          </table:table-cell>
          <table:table-cell table:style-name="ce4" table:formula="of:=[.S41]" office:value-type="float" office:value="19.59">
            <text:p>19.590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8.2719466917128">
            <text:p>18.2719</text:p>
          </table:table-cell>
          <table:table-cell table:style-name="ce4" table:formula="of:=[.V41]" office:value-type="float" office:value="29.41">
            <text:p>29.41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27.4312379889368">
            <text:p>27.4312</text:p>
          </table:table-cell>
          <table:table-cell table:style-name="ce4" table:formula="of:=[.Y41]" office:value-type="float" office:value="29.66">
            <text:p>29.6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27.6644175026136">
            <text:p>27.6644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8.17">
            <text:p>28.1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6.0145223773267">
            <text:p>26.0145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9.4">
            <text:p>9.400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8.68074229133374">
            <text:p>8.6807</text:p>
          </table:table-cell>
          <table:table-cell table:style-name="ce4" table:formula="of:=[.S42]" office:value-type="float" office:value="19.59">
            <text:p>19.590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8.0910363284285">
            <text:p>18.0910</text:p>
          </table:table-cell>
          <table:table-cell table:style-name="ce4" table:formula="of:=[.V42]" office:value-type="float" office:value="29.41">
            <text:p>29.41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27.1596415732048">
            <text:p>27.1596</text:p>
          </table:table-cell>
          <table:table-cell table:style-name="ce4" table:formula="of:=[.Y42]" office:value-type="float" office:value="29.66">
            <text:p>29.6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27.3905123788254">
            <text:p>27.3905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8.17">
            <text:p>28.1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5.7569528488384">
            <text:p>25.7570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9.4">
            <text:p>9.400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8.59479434785519">
            <text:p>8.5948</text:p>
          </table:table-cell>
          <table:table-cell table:style-name="ce4" table:formula="of:=[.S43]" office:value-type="float" office:value="19.59">
            <text:p>19.590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7.9119171568599">
            <text:p>17.9119</text:p>
          </table:table-cell>
          <table:table-cell table:style-name="ce4" table:formula="of:=[.V43]" office:value-type="float" office:value="29.41">
            <text:p>29.41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26.8907342308958">
            <text:p>26.8907</text:p>
          </table:table-cell>
          <table:table-cell table:style-name="ce4" table:formula="of:=[.Y43]" office:value-type="float" office:value="29.66">
            <text:p>29.6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27.1193191869558">
            <text:p>27.119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8.17">
            <text:p>28.1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5.5019335137013">
            <text:p>25.5019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9.4">
            <text:p>9.400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8.50969737411404">
            <text:p>8.5097</text:p>
          </table:table-cell>
          <table:table-cell table:style-name="ce4" table:formula="of:=[.S44]" office:value-type="float" office:value="19.59">
            <text:p>19.590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7.7345714424355">
            <text:p>17.7346</text:p>
          </table:table-cell>
          <table:table-cell table:style-name="ce4" table:formula="of:=[.V44]" office:value-type="float" office:value="29.41">
            <text:p>29.41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26.6244893375206">
            <text:p>26.6245</text:p>
          </table:table-cell>
          <table:table-cell table:style-name="ce4" table:formula="of:=[.Y44]" office:value-type="float" office:value="29.66">
            <text:p>29.6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26.8508110761939">
            <text:p>26.8508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2015／02／09</text:date>, <text:time>15:27:3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09T15:27:39.45</dc:date>
    <meta:editing-duration>P16DT3H7M42S</meta:editing-duration>
    <meta:editing-cycles>43</meta:editing-cycles>
    <meta:generator>OpenOffice/4.1.1$Win32 OpenOffice.org_project/411m6$Build-9775</meta:generator>
    <meta:document-statistic meta:table-count="5" meta:cell-count="2241" meta:object-count="0"/>
  </office:meta>
</office:document-meta>
</file>